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RollandinEmilie" svg:font-family="RollandinEmili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ollandinEmilie"/>
    </style:style>
    <style:style style:name="P2" style:family="paragraph" style:parent-style-name="Standard">
      <style:paragraph-properties fo:text-align="center" style:justify-single-word="false"/>
      <style:text-properties fo:color="#ffffff" style:font-name="Arial" fo:font-size="24pt" officeooo:rsid="001c368b" officeooo:paragraph-rsid="001c368b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color="#ffffff" style:font-name="Arial" fo:font-size="24pt" officeooo:rsid="001db1d0" officeooo:paragraph-rsid="001db1d0" style:font-size-asian="24pt" style:font-size-complex="24pt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RollandinEmilie" fo:font-size="120pt" officeooo:rsid="001b66b2" officeooo:paragraph-rsid="001b66b2" style:font-size-asian="120pt" style:font-size-complex="120pt"/>
    </style:style>
    <style:style style:name="T1" style:family="text">
      <style:text-properties fo:color="#0fbe7c"/>
    </style:style>
    <style:style style:name="T2" style:family="text">
      <style:text-properties fo:color="#0fbe7c" officeooo:rsid="00225f41"/>
    </style:style>
    <style:style style:name="T3" style:family="text">
      <style:text-properties fo:color="#bb2222"/>
    </style:style>
    <style:style style:name="T4" style:family="text">
      <style:text-properties fo:color="#bb2222" officeooo:rsid="00225f41"/>
    </style:style>
    <style:style style:name="T5" style:family="text">
      <style:text-properties fo:color="#66cc77"/>
    </style:style>
    <style:style style:name="T6" style:family="text">
      <style:text-properties fo:color="#66cc77" officeooo:rsid="00225f41"/>
    </style:style>
    <style:style style:name="T7" style:family="text">
      <style:text-properties fo:color="#44aabb"/>
    </style:style>
    <style:style style:name="T8" style:family="text">
      <style:text-properties fo:color="#44aabb" officeooo:rsid="00225f41"/>
    </style:style>
    <style:style style:name="T9" style:family="text">
      <style:text-properties fo:color="#ffee99"/>
    </style:style>
    <style:style style:name="T10" style:family="text">
      <style:text-properties officeooo:rsid="001fcd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<text:span text:style-name="T2">COLOR</text:span><text:span text:style-name="T4">N</text:span><text:span text:style-name="T6">E</text:span><text:span text:style-name="T8">W</text:span><text:span text:style-name="T9">S</text:span></text:p>
      <text:p text:style-name="P2">600*90</text:p>
      <text:p text:style-name="P2">sample</text:p>
      <text:p text:style-name="P2">banner</text:p>
      <text:p text:style-name="P2"/>
      <text:p text:style-name="P3">1<text:span text:style-name="T10">20</text:span>0*250 sample widebanner</text:p>
      <text:p text:style-name="P3"/>
      <text:p text:style-name="P3">230*300</text:p>
      <text:p text:style-name="P3">sample</text:p>
      <text:p text:style-name="P3">sidebar heade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RollandinEmilie" svg:font-family="RollandinEmili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10:11.925000000</meta:creation-date>
    <dc:date>2018-10-26T05:47:28.156000000</dc:date>
    <meta:editing-duration>PT2H9M49S</meta:editing-duration>
    <meta:editing-cycles>3</meta:editing-cycles>
    <meta:generator>LibreOffice/6.1.2.1$Windows_x86 LibreOffice_project/65905a128db06ba48db947242809d14d3f9a93fe</meta:generator>
    <meta:document-statistic meta:table-count="0" meta:image-count="0" meta:object-count="0" meta:page-count="1" meta:paragraph-count="8" meta:word-count="11" meta:character-count="80" meta:non-whitespace-character-count="77"/>
  </office:meta>
</office:document-meta>
</file>